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11.15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xt_id</text:p>
          </table:table-cell>
          <table:table-cell office:value-type="string" calcext:value-type="string">
            <text:p>len_de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449" calcext:value-type="float">
            <text:p>449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МОШЕЙКА, село Калужского Наместничества в Козельском уезде. Здесь бывают торговые дни каждонедельно по воскресеньям; на оные приезжает купечество Калужской Провинции из Калуги и Мещовска, также из Болхова, Белева и других городов; привозят товары мэскотильные, то есть несколько бумажных шелковых и других сортов материи, а по большей части уездные крестьяне привозят разные уездные товары, всякой хлеб, пеньку, масло , мед , воск , восчину , парусную уточную пряжу, холст льняной, посконной и прочее крестьянское рукоделие и другие мелочные товары.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726" calcext:value-type="float">
            <text:p>72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УТЕШЕВ, село Калужского Наместничества в Козельском уезде. Здесь бывает еженедельной торг по Воскресеньям ; на тот торг приезжает купечество Калужской и Орловской Провинций, из Болхова и Белева и других городов ; привозят товары москотильные , несколько бумажных , шелковых и других сортов материй ; а по большей части и уездные крестьяне доставляют разные уездные товары, всякой хлеб, пеньку, масло, мед, воск, вощину, парусную уточную пряжу, холст льняной, посконной и прочия крестьянския рукоделья и другие мелочные товары.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БОРЯТИНО, село Калужского Наместничества в Козельском уезде. Здесь бывает торг один день в неделе в четверпюк; купечество из Калуги , Мещовска , Болхова , Белева и других городов привозят товары москотильные; но есть несколько бумажных, шелковых и других материй; а по большей части и уездные крестьяне привозят разные уездные товары, всякой хлебе, пеньку , масло , мед , воск, вощину, парусную уточную пряжу, холст льняной , посконной разные крестьянския рукоделья и Другие мелочные товары.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539" calcext:value-type="float">
            <text:p>53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ПЛОХОНА, село Калужского Наместничества в уезде города Козельска. Здесь бывают каждонедельные торжки по воскресеньям; на оные торги приезжает купечество из Калуги, Мещовска, Волхова, Белева и других городов; привозят товары москотильные, несколько бумажных, шелковых и других сортов материй , а по большей части и уездные товары, всякой хлеб, пеньку, масло , лен , воск , вощину , парусную уточную пряжу, холст льняной, посконной и прочия крестьянския рукоделия и другие мелочные товары.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498" calcext:value-type="float">
            <text:p>49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ОРЕНБУРГ, город Уфимского Наместничества. В сем городе ярмарка летним временем бывает на меновном дворе, то есть вне города, когда Азиатские купцы и Киргисъ-Кайсаки съезжаются , которые с Российскими купцами на разной Российской и иностранной товар производят мену, отдавая вместо оного пряденую и хлопчатую бумагу , бумажные и полушелковые халаты, выбойку; бязь бедую и крашеную, чалдары белые , лошадей, баранов , верблюжью шерсть , волковъ,лисиц , Корсаков , армяки , тулупы и прочее.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КОЗЕЛЕЦ, город Киевского Наместничества. В оном бывает в году сверх ежененельных съездов пять ярмарок , на которые съезжается купечество из ближних Малороссийских городов с лавочными мелочными товарамииз Нежина и местечка Барышевки ; привозят сукна , такожь торгуют горячим вином , дегтем, рыбою, солью, разным хлебом и скотом ; а на недельные съезды приезжает крестьянство с хлебом и прочими. крестьянскими товарами.</text:p>
          </table:table-cell>
          <table:table-cell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680" calcext:value-type="float">
            <text:p>68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ТВЕРЬ, с 1775 году главный город Наместничества сего имени. Здесь торги бывают дважды во вторник и в четверток; а в Тверском уезде в Микульском стану, в отчине Князя Мещерского , в селе Лотошине, в неделе по единожды по воскресным дням, и привозят разныхъуездов и деревень крестьяне в оные торговые дни товары домовые своей работы, пеньку, хлеб, масло и прочие мелочные.</text:p>
          </table:table-cell>
          <table:table-cell/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float" office:value="300" calcext:value-type="float">
            <text:p>30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КЛИН, город Московской Губернии. В оном бывает годовая ярмарка пред пятницею в субботу; на оную приезжают из других уездов, и еженедельно торгуют в субботу разными крестьянскими товарами , колесами и всякою деревянною посудою и прочими съестными припасами; частию бывают и купцы из некоторых окрестных городов с мелочными шелковыми и бумажными товарами.</text:p>
          </table:table-cell>
          <table:table-cell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741" calcext:value-type="float">
            <text:p>74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ХОМУТЦЫ, местечко Киевского Наместничества в Миргородском уезде. В оном бывают еженедельные по Воскресяньям торжки , на которых торгуют приезжие из уезду жители разными мелочными товарами, там родящимися и делающимися, какъ-то хлебом, горячим вином, разным скотом , овчинами , кожами и проч. Иногда приезжают и Великороссийские купцы с красным товаром.</text:p>
          </table:table-cell>
          <table:table-cell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float" office:value="724" calcext:value-type="float">
            <text:p>72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УСТЮЖНА ЖЕЛЕЗОПОЛЬСКАЯ , с 1776 году город Новогородского Наместничества. Здесь бывает торг в неделе один раз в субботу, и привозятся более в зимнее время из уездов Устюжского, Новогородского, Бежецкого, Ярославского , Белоезерского уездными обывателями всякой усыпной и молотой хлеб, лен, холст сукна, овчины , съестные припасы и прочия потребности.</text:p>
          </table:table-cell>
          <table:table-cell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БИЛЯРСК, пригород Казанского Наместничества. Каждую неделю в один назначенной день бывает здесь базар, куда съезжаются жители всех около лежащих мест; привозят на торжище все свои домашния рукоделия, коими они избыточествуют. Для купцов, на торг сей приезжающих, сделано несколько деревянных лавок, в которых продают они все нужное для земледельцев.</text:p>
          </table:table-cell>
          <table:table-cell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БОБРОВСКОЕ, село Пермского Наместничества в Краснослободском дистрикте. Здесь бывает в день первоверховных Апостолов Петра к Павла и два дни после оного ярмарка, которая особливо славна лошадиною торговлею. Построено также двадцать деревянных лавок для купцов, приезжающих на сию ярмарку, где они складывая свои товары , торг производят.</text:p>
          </table:table-cell>
          <table:table-cell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709" calcext:value-type="float">
            <text:p>709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ТУХИ , село Киевского Наместничества в Миргородском уезде. В оном бывает в году один торговой съезд, состоящий из уездных жителей , торгующих разными мелочными товарами, там родящимися и делающимися , какъ-то хлебом, горячим вином , разным скотом, овчинами , кожами и проч. Иногда приезжают и Великороссийские купцы с красным товаром.</text:p>
          </table:table-cell>
          <table:table-cell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float" office:value="517" calcext:value-type="float">
            <text:p>51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ПЕРЕВИЦКОЙ ТОРЖОК, село Рязанского Наместничества в Зарайском уезде. В оном на каждой неделе в один субботний день для торговли съезжаются Зарайского и других городов из уездов обыватели с хлебом, мясом, рыбою соленою и свежею, с деревянною посудою , саньми и колесами; а Зарайские купцы с москотильным и мелочным разным товаром.</text:p>
          </table:table-cell>
          <table:table-cell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179" calcext:value-type="float">
            <text:p>179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ГРЯЗОВЕЦ, город Вологодского Наместничества. В нем собираются окольные поселяне для мелочного торгу всякой понедельникь , а всякой день торгуют съестными припасами для проезжающих; сверх сего обыватели оного как мущины, так и женщины упражняются в вязании чулков и варег для продажи в розницу и на подряд.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29" calcext:value-type="float">
            <text:p>329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КОСТРОМА , главный город Наместничества сего имени. Здесь бывают повсягодно в девятую и в десятую недели по Пасхе ярмарки, и в каждой неделе торговых два дни, в середу и пяток; приезжает на оные по большей части крестьянство ; привозят из окрестных мест холст , пряжу , хлеб и прочие крестьянские товары.</text:p>
          </table:table-cell>
          <table:table-cell/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float" office:value="346" calcext:value-type="float">
            <text:p>34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КРАСНОСЛОБОДСК , город Пензенского Наместничества. В оном бывает одна в году ярмарка на осьмой неделе по Пасхе в пяток. Купцы приезжают из ближних городов с шелковыми, бумажными , москотильными и прочими разными в небольшем числе товарами ; большеюжь частию приезжают крестьяне с своими припасами.</text:p>
          </table:table-cell>
          <table:table-cell/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ЯРАНСК, с 1781 году город Вятского Наместничества. В нем бывают каждонедельно по Воскресеньям съезды , на которых купцы торгуют разными шелковыми и бумажными мелочными, также привозимыми из уезду, воском, медом, салом, кожами, овчинами , хмелем и разными здешнего произрастения пушными товарами.</text:p>
          </table:table-cell>
          <table:table-cell/>
        </table:table-row>
        <table:table-row table:style-name="ro4">
          <table:table-cell office:value-type="float" office:value="198" calcext:value-type="float">
            <text:p>198</text:p>
          </table:table-cell>
          <table:table-cell office:value-type="float" office:value="727" calcext:value-type="float">
            <text:p>72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УХОЛОВО, ЯКИМЦА тожь, село Рижского Наместничества и уезду. В оном бывают в году три ярмарки , на которые купцы приезжают из ближних городов с шелковыми , бумажными , москотильными и прочими товарами не в большем числе, но более торгуют крестьяне холстом, колесами , деревянною посудою и прочим.</text:p>
          </table:table-cell>
          <table:table-cell/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ДОРОГОБУЖ, город Смоленского Наместничества. В оном бывает одна ярмарка годовая, Июня месяца перед Петровым днем, и приезжает из ближних город в купечество. В уезде оного состоит пятьдесят два села , в коих бывает во время праздников храмовых съезд купечеству только с одними съестными припасы.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ЕНИСЕЙСК, город Тобольского Наместничества. В оном бывает однажды в год ярмарка в начале Августа месяца. Встречаются здесь купцы на водяном пути из Тобольска и из Иркутска, из которых иные променяв товары , тем же путем назад возвращаются, а иные намеренной свой водяной путь далее производят.</text:p>
          </table:table-cell>
          <table:table-cell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ДЕДИНОВО, село Московской Губернии в уезде города Коломны. В нем имеется два ряда, из которых в одном торгуют сестными припасами, а в другом в бывающий еженедельно в пятницу торг продается тамошним обывателям привозимой из Коломны разной щепетильной товар, и из разных деревень всякой хлеб.</text:p>
          </table:table-cell>
          <table:table-cell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639" calcext:value-type="float">
            <text:p>63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СМОЛЕНСК, с 1775 год главный город Наместничества сего имени. В оном ярмарок нет, а приезжают в торговые дни в среду и пяток из уездов разных Помещиков крестьяне с разным хлебом , пенькою, медом ; а в Воскресенье хотя и бывает крестьянство с такимижь товарами, токмо малое число.</text:p>
          </table:table-cell>
          <table:table-cell/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float" office:value="256" calcext:value-type="float">
            <text:p>256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ИЛЬИНСКОЕ, село Тульского Наместничества в Каширском уезде. Здесь бывают торжки каждонедельно в пятничные дни ; товары на оные привозят из уезда холсты льняные разные, да из городов Ярославля, Переславля Залесного и Углича приезжают купцы с мелочными всякими небогатыми товарами.</text:p>
          </table:table-cell>
          <table:table-cell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164" calcext:value-type="float">
            <text:p>164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ГОРИЦЫ , село Тверского Наместничества в Кашинском уезде. В оном торжки бывают по вся недели по воскресным дням ; товары привозят из уезду холсты льняные разные, да из городов Ярославля, Переславля Залеского и Углича приезжают купцы с мелочными всякими небогатыми товарами.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303" calcext:value-type="float">
            <text:p>30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КОБЫЗЧА, местечко Киевского Наместничества и уезду. Здезь бывает в году три ярмарки , на которые съезжаетья купечество из близ лежащих Малороссийских городов, и бывает продажа мелкого лавочного товару , горячого вина , рыбы , соли , разного хлеба , скота и прочого.</text:p>
          </table:table-cell>
          <table:table-cell/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float" office:value="664" calcext:value-type="float">
            <text:p>66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СТОЯНЦЫ , село Тверского Наместничества в Кашинском уезде. Здесь бывает в год один торжок, на которой товары привозят из уезду, холсты льняные разные, да из городов Ярославля, Переславля Залеского , Углича приезжают купцы с мелочными всякими небогатыми товарами.</text:p>
          </table:table-cell>
          <table:table-cell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КЛЮЧЕВСКАЯ , пустыня Синбирского Наместничества в Алатырьском уезде. Здесь бывает в день Казанския Богородицы ярмарка, на которую приезжают со всякими шелковыми и прочими товарами из Москвы и из других городов купцы, такожь крестьяне со своими приуготовлениями.</text:p>
          </table:table-cell>
          <table:table-cell/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float" office:value="379" calcext:value-type="float">
            <text:p>37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ЛИВНЫ, город Орловского Наместничества. Здесь бывает в год одна ярмарка после Пасхи на десятой неделе в пятницу; приезжают на оную купцы из окрестных городов с шелковыми и про чими мелочными товарами; также собираются и крестьяне с своими издельями.</text:p>
          </table:table-cell>
          <table:table-cell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КЕСОВА ГОРА, село того же Наместничества и уезду. Здесь бывает на 24 число Июня ярмарка, на которую от уездных обывателей привозится всякой хлеб и прочие сырейные и съестные товары ; а из прочих городов обыватели приезжают сюда с мелочными товарами.</text:p>
          </table:table-cell>
          <table:table-cell/>
        </table:table-row>
        <table:table-row table:style-name="ro4"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ВАЛУЙКИ, город Воронежского Наместничества. В оном бывает в году ярмарка, называемая Петровская; да в уезДе в слободах бывают ярмарки , в Уразовой семь , в Николаевке четыре , в Погромце пять , в Венделевке три , в Белокуриной две, в Деркуле три.</text:p>
          </table:table-cell>
          <table:table-cell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ОСКИНО , село Воронежского Наместничества в Коротоякском уезде. Здесь на первойнадесять неделе по Пасхе в пятницу бывает ярмарка продают шелковые и бумажные товары малым чмелом; и по большей части съезжаются крестьяне с их товарами и издельями.</text:p>
          </table:table-cell>
          <table:table-cell/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КИМРЫ, село того же Наместничества в Кашинском уезде. Здесь бывает по вся недели торг в понедельник ; товары привозят из уезду холсты льняные разные , да из городов Ярославля , Переславля Залесного и Углича мелочные всякие небогатые товары.</text:p>
          </table:table-cell>
          <table:table-cell/>
        </table:table-row>
        <table:table-row table:style-name="ro4">
          <table:table-cell office:value-type="float" office:value="167" calcext:value-type="float">
            <text:p>167</text:p>
          </table:table-cell>
          <table:table-cell office:value-type="float" office:value="585" calcext:value-type="float">
            <text:p>58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РОПСК , местечко Новогородского - Северского Наместничества в Стародубовском уезде. В оном бывает в год три ярмарки, на которые съезжаются из окольных мест купцы с красными и другими мелочными товарами , также бывают и еженедельные торжки.</text:p>
          </table:table-cell>
          <table:table-cell/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АПИЧЕРСКАЯ, пустыня Синбирского Наместничества в Алатырьском уезде; здесь бывает ярмарка в день Каванския Богородицы. На сию ярмарку приезжают со всякими шелковыми и прочими товарами из Москвы и из других городов купцы, такожь и крестьяне.</text:p>
          </table:table-cell>
          <table:table-cell/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float" office:value="795" calcext:value-type="float">
            <text:p>79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ЯЗЫКОВО, село Синбирского Наместничества в Курмышском уезде. Бывает здесь ярмарка в день Происхождения Честных Древ; на ту ярмарку приезжают со всякими шелковыми и прочими товарами из Москвы и из других городов купцы , также и крестьяне.</text:p>
          </table:table-cell>
          <table:table-cell/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float" office:value="546" calcext:value-type="float">
            <text:p>54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ПОКРОВСКОЕ, Економическое село Казанского Наместничества в уезде города Козьмодемьянска. Здесь бывает одна в году ярмарка, которая продолжается не более четырех дней , и на которой торгуют разными шелковыми и прочими мелочными товарами.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САРБАЕВО, село Синбирского Наместничества в Алатырском уезде. Здесь бывает ярмарка в день Тихвинския Богородицы; на тое ярмарку приезжают со всякими шелковыми и прочими товарами из Москвы и из других городов купцы, такожь и крестьяне.</text:p>
          </table:table-cell>
          <table:table-cell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387" calcext:value-type="float">
            <text:p>387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ЛОТСШИНО, село Тверского Наместничества. Здесь бывает торг одиножды в неделе по воскресным дням, на которые привозят разных уездов и деревень крестьяне разные товары домовой своей работы, какъ-то пеньку, хлеб, масло и другую мелочь.</text:p>
          </table:table-cell>
          <table:table-cell/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БАЛАХНА , город Нижегородского Наместничества. В оном бывают каждую неделю по середам и пятницам, а в зимнее время и по воскресеньям торги, на которые крестьяне привозят более хлеб, съестные припасы и разные для жителей потребности.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729" calcext:value-type="float">
            <text:p>72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ФЕЛЛИН, с 1783 году город Рижского Наместничества. Здесь ярмарка бывает в году одна за неделю Михайлова дни, и та не важна , только почти что для крестьянства; около живущие дворяне съезжаются больше в Ревеле, Пернове и Дерпте.</text:p>
          </table:table-cell>
          <table:table-cell/>
        </table:table-row>
        <table:table-row table:style-name="ro4">
          <table:table-cell office:value-type="float" office:value="66" calcext:value-type="float">
            <text:p>66</text:p>
          </table:table-cell>
          <table:table-cell office:value-type="float" office:value="315" calcext:value-type="float">
            <text:p>31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КОЛОМНА, город Московской Губернии. В нем еженедельно по понедельникам и четвергам для торгу собирается из здешнего и других уездов крестьянство с хлебом, щепетильным товаром, глиняною и деревянною посудою и разными издельями.</text:p>
          </table:table-cell>
          <table:table-cell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458" calcext:value-type="float">
            <text:p>45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МЫШКИН, город Ярославского Наместничества. В нем бывает годовая ярмарка в Мая месяце. Съезжаются купцы из ближних городов, как - то из Ярославля, Ростова , Романова , Углича , Борисоглебка , Рыбинска, Мологи и слободы Норской.</text:p>
          </table:table-cell>
          <table:table-cell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782" calcext:value-type="float">
            <text:p>78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ШКЛОВ, местечко Могилевского Наместничества и уезду. Здесь бывают кроме еженедельного торгу три ярмарки, на которые из разных мест сбираются купцы с товарами и лучшими материями; также в оном и в окольные места запасаются.</text:p>
          </table:table-cell>
          <table:table-cell/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АТКАРСК, город Саратовского Наместничества; здесь в городе бывает еженедельной торг, а в округ оного в некоторым селениях на речке Терсе и Болонде торжки,где производятся продажи , также как и в других сей Губернии местах.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631" calcext:value-type="float">
            <text:p>63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СИМЕОНОВКА , местечко Новогородского - Северского Наместничества. В оном бывает в год три ярмарки, на которые съезжаются из окольных мест купцы с красныни и другими мелочными товарами; также бывают и еженедельные торжки.</text:p>
          </table:table-cell>
          <table:table-cell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208" calcext:value-type="float">
            <text:p>20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ДУШАТИН , местечко Новогородского - Северского Наместничества в Стародубовском уезде. В оном бывает сверх еженедельных торжков ярмарка, на которую приезжают жители города Мглина , и торгуют разными мелочными товарами.</text:p>
          </table:table-cell>
          <table:table-cell/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БЕРЕЗОВ, город Тобольского Наместничества. Сюда приезжают Тобольские купцы каждую весну водою, и торгують с тутошними Российскими жителями , а особливо с Остяками и Вогуличами; осеньюжь в Тобольск назад возвращаются.</text:p>
          </table:table-cell>
          <table:table-cell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484" calcext:value-type="float">
            <text:p>48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ОДОЕВ, город того же Наместничества. В оном бывает три в году ярмарки : в десятую , одинадцатую и двенадцатую пятницы по Пасхе , на которые кроме деревянной посуды и мелочного москотильного товару ничего не привозят.</text:p>
          </table:table-cell>
          <table:table-cell/>
        </table:table-row>
        <table:table-row table:style-name="ro4"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АСТРАХАНЬ , город Кавказского Наместничества. В сем городе бывает ярмарка каждолетно; Российские купцы, Армяне и Татары торгуют с Персианами, Армянами, Индейцами и прочими, разными Европейскими и Азиатскими товарами.</text:p>
          </table:table-cell>
          <table:table-cell/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БОРИСПОЛЬ, местечко Киевского Наместничества в Переяславском уезде. В немъбывают в году три ярмарки, на коих приезжие из окольных тамошних мест торгуют разным хлебом, мелочным товаром, рыбою, солью, скотом и проч.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596" calcext:value-type="float">
            <text:p>59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РЕПКИ , местечко Черниговского Наместничества и уезду. В оном бывают еженедельные торжки, на которых торг производится окольными жителями большею частию хлебом и прочими домашними вещами и крестьянскими издельями.</text:p>
          </table:table-cell>
          <table:table-cell/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БЕЛОЗЕРСК, город Новогородского Наместничества. В нем в зимнее время бывают каждую неделю по понедельникам съезды , на которых торгует крестьянство разными их домовными издельями , также привозят мя сено и хлеб.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94" calcext:value-type="float">
            <text:p>79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ЯДРИН, с 1781 году город Казанского Наместничества. В оном городе и в уезде ярмарок нет, а бывают торжки малые в каждой неделе по одному дню; товар бывает крестьянской , а заморских товаров в приводе не бывает.</text:p>
          </table:table-cell>
          <table:table-cell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СУМСКАЯ ВОРОЖБА, слобода Харьковского Наместничества в Сумском уезде. В оном бывает в году четыре ярмарки; купцы приезжают из окрестных городов с мелочными товарами и горячим вином, также и съестными припасами.</text:p>
          </table:table-cell>
          <table:table-cell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402" calcext:value-type="float">
            <text:p>4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МАКАЛОВО, село Пензенского Наместничества в уезде города Краснослободска. Здесь бывает одна в году ярмарка на десятой неделе по Пасхе в пяток; но сюда приезжают по большей части крестьяне с своими припасами.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ГОГОЛЕВ, местечко Киевского Наместничества и уезду. Здесь бывает в году гари ярмарки; на оные приезжают купцы из окольных городов , торгуют хлебом , разным мелочным товаром, рыбою , солью , скотом и прочим.</text:p>
          </table:table-cell>
          <table:table-cell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683" calcext:value-type="float">
            <text:p>6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ТЕПЛОГОРСКАЯ БОГОРОДИЦКАЯ , пустыня Вологодского Наместничества в уезде Устюга Великого. Здесь бывает в году одна ярмарка, на которую приезжают купцы из разных городов по большей части с мелочными товарами.</text:p>
          </table:table-cell>
          <table:table-cell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float" office:value="275" calcext:value-type="float">
            <text:p>27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КАРАСУ - БАЗАР , городок в Таврической Области. В нем каждую неделю бывает в один день торг, на которой пригоняют множество всякого скота , как - то лошадей, буйволов, волов, коров, верблюдов и баранов.</text:p>
          </table:table-cell>
          <table:table-cell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float" office:value="553" calcext:value-type="float">
            <text:p>553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ПОРЕЧЬЕ, село Тверского Наместничества в Бежецком уезде. Здесь кроме годовой ярмарки бывают еженедельные торжки , на которые из уездов обыватели привозят всякой хлеб и прочие сырейные и съестные товары.</text:p>
          </table:table-cell>
          <table:table-cell/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float" office:value="738" calcext:value-type="float">
            <text:p>73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ХЕРСОН, с 1784 году город Екатеринославского Наместничества. Здесь Российские купцы с Цареградскими Греками и другими торгуют Европейскими и Азиатскими товарами, получая и отпуская за море на кораблях.</text:p>
          </table:table-cell>
          <table:table-cell/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float" office:value="682" calcext:value-type="float">
            <text:p>6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ТЕНГУШЕВА, деревня того же Наместничества около посада Кадома. Здесь бывает в году ярмарка, на которую съезжаются купцы из ближних городов с шелковыми , бумажными и другими разными мелочными товарами.</text:p>
          </table:table-cell>
          <table:table-cell/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float" office:value="451" calcext:value-type="float">
            <text:p>45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МСТИСЛАВЛЬ, город Могилевского Наместничества. В оном бывает в году две ярмарки , на которые приезжают для торгу Жиды, и продают разные товары, какъ-то хлеб, скот и для крестьянских работ разные вещи.</text:p>
          </table:table-cell>
          <table:table-cell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ГРЕМЯЧЬ, местечко Новогородского - Северского Наместничества в Стародубовском уезде. В оном бывают каждонедельные торжки, на которые съезжаются окольные жители , и торгуют разными мелочными товарами.</text:p>
          </table:table-cell>
          <table:table-cell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791" calcext:value-type="float">
            <text:p>79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ЮРЬЕВЕЦ ПОВОЛГСКИЙ, с того же году город Костромского Наместничества. Сюда приезжают крестьяне в понедельник и четверток товары привозят хлеб и съестные припасы, и с разным лесом, сеном и горшками.</text:p>
          </table:table-cell>
          <table:table-cell/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float" office:value="780" calcext:value-type="float">
            <text:p>78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ШИПИНО , село Тверского Наместничества в Бежецком уезде. Здесь бывает годовая ярмарка на 14 число Сентября, на которую из уездов обыватели привозят всякой хлеб и прочие сырейные и съестные товары.</text:p>
          </table:table-cell>
          <table:table-cell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АНАЕВО, село Тамбовского Наместничества около посада Кадома; здесь одна бывает ярмарка в году, на которую приезжают купцы из ближних городовъс шелковыми , бумажными и другими мелочными товарами.</text:p>
          </table:table-cell>
          <table:table-cell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740" calcext:value-type="float">
            <text:p>74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ХОЛМ У СПАСА, село Тверского Наместничества в Бежецком уезде. Здесь бывает еженедельной торг по вторникам, на которой уездные обыватели привозят всякой хлеб и прочие сырейные и съестные товары.</text:p>
          </table:table-cell>
          <table:table-cell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642" calcext:value-type="float">
            <text:p>64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СОЛЬ-ВЫЧЕГОДСК с 1780 году город Вологодского Наместничества. В оном бывает в году одна ярмарка; а в уезде оного бывают торги в двух селах в Бондокурском стану и в ИльинскомЬ приходе на Вилюде.</text:p>
          </table:table-cell>
          <table:table-cell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float" office:value="666" calcext:value-type="float">
            <text:p>66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СТЫРНЯНЬИ, местечко Полотского Наместничества в Динабургском уезде. В сем месте бывают в году две ярмарки, на коих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713" calcext:value-type="float">
            <text:p>71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УЗЕЛЬ, местечко Полотского Наместничества в уезде города Динабурга. В сем месте бывают в году три ярмарки, на коих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349" calcext:value-type="float">
            <text:p>34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КРЕСЛАВЛЬ, местечко Полотского Наместничества в уезде города Динабурга. В сем месте бывают в году три 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654" calcext:value-type="float">
            <text:p>6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СТАЛЕРОВЧИЗНА, местечко Полотского Наместничества в Динабургском уезде. В сем месте бывает в году три ярмарки :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688" calcext:value-type="float">
            <text:p>68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ТИСКАДЫ, местечко Полотского Наместничества в уезде города Динабурга. В немъбывает в году три ярмарки, на коих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53" calcext:value-type="float">
            <text:p>35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КРИЖБУРГ, местечко Полотского Наместничества в уезде города Динабурга; в сем месте бывают в году три ярмарки, торгуют Рижского Дворца крестьяне разными мелочными товарами , вином в пивом.</text:p>
          </table:table-cell>
          <table:table-cell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01" calcext:value-type="float">
            <text:p>40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ЛЯУДЕРА , местечко Полотского Наместничества в уезде города Динабурга. В сем месте бывают в году две ярмарки ; торгуют Рижского Две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float" office:value="409" calcext:value-type="float">
            <text:p>40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МАЛЫКОВА, местечко Полотского Наместничества в уезде города Динабурга. В сем месте бывает в году одна ярмарка;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ВОРОНЦОВКА , село Графа Воронцова в Тамбовском Наместничестве около слободы Доброй, Здесь бывает еженедельный съезд для торговли; приезжают сюда купцы, но только привозят мелочные товары.</text:p>
          </table:table-cell>
          <table:table-cell/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float" office:value="294" calcext:value-type="float">
            <text:p>29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КИСТЕР , село Новогородского - Северского Наместничества в Стародубовском уезде. В оном бывают каждонедельные торжки, на которые съезжаются окольные жители , и торгуют мелочными товарами.</text:p>
          </table:table-cell>
          <table:table-cell/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ГРЕБЕНИШКИ , местечко Полотского Наместничества в Динабургском уезде. В сем месте бывают в году две 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float" office:value="590" calcext:value-type="float">
            <text:p>59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РУШОНА, местечко Полотского Наместничества в уезде города Динабурга. В сем месте бывает в году одна ярмарка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448" calcext:value-type="float">
            <text:p>44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МОЦЫНА , местечко Полотского Наместничества в уезде города Динабурга. В сем месте бывают в году три ярмарки ;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float" office:value="618" calcext:value-type="float">
            <text:p>618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СЕМЕНОВ, с 1779 году город Нижегородского Наместничества. В нем каждонедельно бывает по четвергам торг, на которой привозит крестьянство всякие съестные припасы и прочие мелочные товары.</text:p>
          </table:table-cell>
          <table:table-cell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263" calcext:value-type="float">
            <text:p>26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ИСТАЛЕНА, местечко Полотского Наместничества в уезде города Динабурга. В сем месте бывают в году две ярмарки;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float" office:value="272" calcext:value-type="float">
            <text:p>2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КАМЕНЕЦ, местечко Полотского Наместничества в уезде города Динабурга. В сем. месте бывают три ярмарки в году;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ДУКШТИЛАГ, местечко Полотского Наместничества в Динабургском уезде. В сем месте бывают в году две 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558" calcext:value-type="float">
            <text:p>558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ПРЕЗМА, местечко Полотского Наместничества в уезде города Динабурга. В сем месте бывает в году одна ярмарка; торгуют Рижского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138" calcext:value-type="float">
            <text:p>138</text:p>
          </table:table-cell>
          <table:table-cell office:value-type="float" office:value="634" calcext:value-type="float">
            <text:p>63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СИНЯВКИ , местечко Черниговского Наместничества и уезду. В оном бывают еженедельные по субботам торжки , на которых торгуют окольные жители мелочными товарами, хлебом и другими вещами.</text:p>
          </table:table-cell>
          <table:table-cell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ВОЛМАР, город Рижского Наместничества. В нем бывает ярмарка в день Святые Анны , продолжающаяся дни с два, на которую и иностранные купцы приезжают с товарами не в большем количестве.</text:p>
          </table:table-cell>
          <table:table-cell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ГАГАРИНО , село Тамбовского Наместничества в Шатском уезде. Бывает здесь годовая ярмарка на десятой неделе по Пасхе в пятницу; торгуют холстом , пенькою , шерстью и прочими мелочными.</text:p>
          </table:table-cell>
          <table:table-cell/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ГАЛЯНИ, местечко Полотского Наместничества в Динабургском уезде. В сем месте бывают в году две 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ВЫСОКОЕ, село Московской Губернии в Волоколамском уезде , в котором есть небольшой ряд , и в оном производится продажа всякого щепетильного товару, деревянной посуды , хлеба и хмелю,</text:p>
          </table:table-cell>
          <table:table-cell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БАРКОВ, местечко Полотского Наместничества в Динабургском уезде. В сем месте бывает в году две ярмарки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58" calcext:value-type="float">
            <text:p>158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ДАГДА , местечко Полотского Наместничества в Динабургском уезде. В сем месте бывают в году три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221" calcext:value-type="float">
            <text:p>221</text:p>
          </table:table-cell>
          <table:table-cell office:value-type="float" office:value="621" calcext:value-type="float">
            <text:p>62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СЕРГАЧЬ, с 1779 году город Нижегородского Наместничества. В оном бывает торг только весною во время полой воды, на которой крестьяне привозят разные припасы и рукоделья своего вещи.</text:p>
          </table:table-cell>
          <table:table-cell/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БИРЖА, местечко Полотского Наместничества в Динабургском уезде. В сем месте бывает в году одна ярмарка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213" calcext:value-type="float">
            <text:p>2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ЕЛАТМА, город Тамбовского Наместничества. Здесь бывают каждонедельно в субботу торжки, на которые привозят съестные припасы и мелочные товары сторонние люди и Елатомские обыватели.</text:p>
          </table:table-cell>
          <table:table-cell/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КИРЕНСК, город Иркутского Наместничества. Здесь бывала ежегодно летним временем ярмарка, на которую множество купцов для торгу съезжалось, но за упадком здешних жителей оставлена.</text:p>
          </table:table-cell>
          <table:table-cell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778" calcext:value-type="float">
            <text:p>778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ШАТСК, с 1779 году город Тамбовского Наместничества. В оном бывает в году одна ярмарка на десятой неделе по Пасхе в пятницу; на оной торгуют холстом, пенькою и прочими мелочными.</text:p>
          </table:table-cell>
          <table:table-cell/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float" office:value="804" calcext:value-type="float">
            <text:p>80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ЯШ, местечко Полотского Наместничества в Динабургском уезде, В сем месте бывают в году три ярмарки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float" office:value="198" calcext:value-type="float">
            <text:p>19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ДРИЦАНЫ, местечко Полотского Наместничества в Динабургском уезде. Здесь бывают в году две ярмарки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float" office:value="544" calcext:value-type="float">
            <text:p>544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ПОДОЛ, город Московской Губернии. В нем каждую неделю по субботам бывает торг , на которой съезжается крестьянство с своими произрастениями , издельями и съестными припасами;</text:p>
          </table:table-cell>
          <table:table-cell/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float" office:value="689" calcext:value-type="float">
            <text:p>68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ТИХВИН, с 1776 году город Новогородского Наместничества. В оном бывает в году три ярмарки: первая в первое Воскресенье великого поста , а другия две в летнее и осеннее время.</text:p>
          </table:table-cell>
          <table:table-cell/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float" office:value="432" calcext:value-type="float">
            <text:p>43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МИХАЙЛОВ, город Рязанского Наместничества. В нем каждой год о десятой неделе по Пасхе в пятокъбывает ярмарка , на которой купцы из ближних городов торгуют мелочным товаром.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КНЯГИНИН, город Нижегородского Наместничества. В нем бывает каждую неделю по вторникам торг, на которой крестьяне привозят всякие съестные припасы, также дрова и деготь.</text:p>
          </table:table-cell>
          <table:table-cell/>
        </table:table-row>
        <table:table-row table:style-name="ro4">
          <table:table-cell office:value-type="float" office:value="223" calcext:value-type="float">
            <text:p>223</text:p>
          </table:table-cell>
          <table:table-cell office:value-type="float" office:value="235" calcext:value-type="float">
            <text:p>23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ЗЕМЛЯНСК , город Воронежского Наместничества. В уезде сего города бывают ярмарки в году в трех селах; на оные приезжают разных городов Российские купцы с мелким товаром.</text:p>
          </table:table-cell>
          <table:table-cell/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float" office:value="675" calcext:value-type="float">
            <text:p>67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СЯМСКОЙ, монастырь Вологодского Наместничества и уезду. При оном монастыре бывает в году три ярмарки, на которых торгуют Вологодские купцы разными мелочными товарами.</text:p>
          </table:table-cell>
          <table:table-cell/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float" office:value="559" calcext:value-type="float">
            <text:p>559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ПРЕЛИ, местечко того же Наместничества и уезду. В сем месте бывают три в году ярмарки. Торгуют Рижского же Дворца крестьяне разными мелочными товарами, вином и пивом.</text:p>
          </table:table-cell>
          <table:table-cell/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float" office:value="415" calcext:value-type="float">
            <text:p>41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МАЧУХА, село Екатеринославского Наместничества в Полтавском уезде. В оном бывает каждонедельной торг между окольными жителями разными съестными и питейными припасами.</text:p>
          </table:table-cell>
          <table:table-cell/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float" office:value="366" calcext:value-type="float">
            <text:p>36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КУРЬЯНОВО , местечко Полотского Наместничества. В сем месте бывает в году одна ярмарка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float" office:value="212" calcext:value-type="float">
            <text:p>2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ЕКАТЕРИНИНСКАЯ, ХАЛАНЬ тожь, слобода Киевского Наместничества около местечка Яблунева. В оной бывают три в году ярмарки; купцы на оные приезжают с разными товарами.</text:p>
          </table:table-cell>
          <table:table-cell/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float" office:value="192" calcext:value-type="float">
            <text:p>19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ДМИТРОВКА, ОЛЬШАНКА тожь , село Киевского Наместничества около слободы Яблунева. Бывает здесь одна годовая ярмарка, на которую купцы приезжают с разными товарами.</text:p>
          </table:table-cell>
          <table:table-cell/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float" office:value="759" calcext:value-type="float">
            <text:p>75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ЧЕРЕНЧИЦКОЙ, погост в уезде города Старой Рузы. Здесь бывает одна годовая ярмарка в день Ильинской пятницы, и купцы приезжают из Старой Рузы с мелочными товарами.</text:p>
          </table:table-cell>
          <table:table-cell/>
        </table:table-row>
        <table:table-row table:style-name="ro4">
          <table:table-cell office:value-type="float" office:value="262" calcext:value-type="float">
            <text:p>262</text:p>
          </table:table-cell>
          <table:table-cell office:value-type="float" office:value="378" calcext:value-type="float">
            <text:p>37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ЛЕЖНЕВО, село Владимерского Наместничества в Суздальском уезде. Здесь бывает годовая ярмарка в день Семика; съезжаются из разных городов купцы с разными товарами.</text:p>
          </table:table-cell>
          <table:table-cell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525" calcext:value-type="float">
            <text:p>52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ПЕТРОВКИ , село Екатеринославского Наместничества ь Полтавском уезде. В оном бывает каждонедельной торге окольными жителями разными съестными припасами и питьем.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РЕЗЫЦЫ , город Полотского Наместничества. В сем городе бывают в году две ярмарки ; торгуют Рижского Дворца крестьяне разными мелочными товарами , вином и пивом.</text:p>
          </table:table-cell>
          <table:table-cell/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float" office:value="789" calcext:value-type="float">
            <text:p>78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ЮНАКОВКА , село Харьковского Наместничества в Сумском уезде. Здесь бывает в году четыре ярмарки; на оные купцы приезжают с мелочными товарами и с горячим вином.</text:p>
          </table:table-cell>
          <table:table-cell/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ГЛУШИЦКОЙ , монастырь в стороне Кубенского озера. Здесь бывает одна в году ярмарка; купцы приезжают для покупки холстов, привозя с собою разные мелочные товары.</text:p>
          </table:table-cell>
          <table:table-cell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АТЕМАР, село Пензенского Наместничества в Саранском уезде. Здесь бывает ярмарка в последних числах Июля месяца; привозят купцы разные мелочные шелковые товары.</text:p>
          </table:table-cell>
          <table:table-cell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450" calcext:value-type="float">
            <text:p>45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МРИН, местечко Киевского Наместничества и уезду. Здесь бывает одна в году ярмарка; съезжаются на оную с мелочными товарами , съестными <text:s/>и питейными припасами.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69" calcext:value-type="float">
            <text:p>56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ПУША , местечко Полотского Наместничества в уезде города Динабурга. В сем месте бывает в году три ярмарки; торгуют разными мелочными товарами , вином и пивом.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44" calcext:value-type="float">
            <text:p>74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ХОТЕНЬ , село Харьковского Наместничества в Сумском уезде. В оном бывают в году три ярмарки; на которые купцы приезжают с мелочными товарами и горячим вином.</text:p>
          </table:table-cell>
          <table:table-cell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БОГОЯВЛЕНСКАЯ, слобода Владимерского Наместничества в Суздальском уезде. Здесь бывает годовая ярмарка; на оную съезжаются из разных городов купцы с товарами.</text:p>
          </table:table-cell>
          <table:table-cell/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float" office:value="238" calcext:value-type="float">
            <text:p>23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ЗМЕТНЕВ, село Новогородского - Северского Наместничества в Сосницком уезде. Обыватели оного имеют изрядной промысл бобрами , выдрами и рыбною в Десне ловлею.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ВЕНДЕН, город Рижского Наместничества. Здесь бывают в году две ярмарки: одна в Иванов , а другая в Михайлов день; но оные в себе важного ничего не заключают.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34" calcext:value-type="float">
            <text:p>4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МИХАЙЛОВКА , местечко Киевского Наместничества око ло местечка же Яблунева. В оном бывает в году пять ярмарок, на которые купцы приезжают с разными товарами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7" calcext:value-type="float">
            <text:p>33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КРАСНОБОРСК , город Вологодского Наместничества. В сем городе бывает небольшая ярмарка ; приезжая п купцы из разных Российских городов с мълочными товарами.</text:p>
          </table:table-cell>
          <table:table-cell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ВОЕВОДСКОЕ, село Пензенского Наместничества в Саранском уезде. Здесь бывает ярмарка в последних числах Июля; привозят купцы разные мелочные шелковые товары.</text:p>
          </table:table-cell>
          <table:table-cell/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БЕРЕЗНИКИ, село в Саратовском Наместничестве и уезде. Здесь бывает ярмарка в последних числах Июля; привозят на оную купцы разные мелочные шелковые товары.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ДУБРОВКИ, село Пензенского Наместничаства в Саранском уезде. Здесь бывает ярмарка в последних числах Июля; привозят купцы разные мелочные шелковые товары.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55" calcext:value-type="float">
            <text:p>55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ОЧИНКИ, село Пензенского Наместничества в Саранском уезде. Бывает здесь ярмарка в последних числах Июля; привозят купцы разные мелочные шелковые товары.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71" calcext:value-type="float">
            <text:p>57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ЯТНИЦКОЕ , что в БЕРЕНДЕЕВЕ, село Московской Губернии в Воскресенском уезде. В сем селе бывает одна в году ярмарка, на которой торгуют разными мелочами.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5" calcext:value-type="float">
            <text:p>28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КЕСМЕ , село Тверского Наместничества в уезде города Бежецка. Здесь бывает одна годовая ярмарка; съезжаются на оную купцы с мелочным лавочным товаром.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06" calcext:value-type="float">
            <text:p>40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МАЛИНО, село Московской Губернии. в Коломенском уезде. В нем каждую неделю по вторникам бывает торг хлебом и деревянною посудою деревенского изделья.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36" calcext:value-type="float">
            <text:p>5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ИСЦОВО , село Костромского Наместничества и уезду. Здесь бывают годовые ярмарки в девятую и десятую неделю по Пасхе, для которых построены и лавки.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АВЖЕНСКАЯ , волость Вологодского Наместничества и уезду. Здесь бывает два раза в год ярмарка , на коей торгуют Вологодские купцы мелочными товарами.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92" calcext:value-type="float">
            <text:p>39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ЛУКОЯНОВ, город Нижегородского Наместничества. В нем каждую неделю по воскресеньям бывает торг , на которой приезжают крестьяне , но более с хлебом.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" calcext:value-type="float">
            <text:p>3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КРАСНОГОРСКАЯ, пустыня Тамбовского Наместничества в уезде города Лебедяни. Здесь при девичьем Пресбраженском монастыре бывает одна годовая ярмарка.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1" calcext:value-type="float">
            <text:p>7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ЧЕРИКОВ, с 1779 году город Могилевского Наместничества. Здесь бывает в году две ярмарки , на которых продают рогатой скот, лошадей , соль и прочая.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98" calcext:value-type="float">
            <text:p>2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КИАСОВКА , село Московской Губернии в Коломенском уезде. В нем по воскресеньям каждонедельно бывает торг, на коем продают хлеб и деревянную посуду.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ВОСКРЕСЕНСК, город Московской Губернии. В нем, кроме еженедельных по середам и субботам торговых дней, бывает в Вознесены ев день годовая ярмарка.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ГЕРМАНОВА , слобода того же Наместничества в Пошехонском уезде. Здесь бывает годовая ярмарка в Никольскую пятницу осенью , и продолжается два дни.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9" calcext:value-type="float">
            <text:p>48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ОЛИШЕВКА , местечко в округе города Киева. Здесь бывает в году две ярмарки ; на оных скупают приезжие купцы кожи , овчины , шубы , соль и прочее.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0" calcext:value-type="float">
            <text:p>66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СТАРОЙ БЫХОВ, с 1778 году город Могилевского Наместничества. Здесь бывают в году две знатные ярмарки, на которые приезжают купцы и из Малороссии.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69" calcext:value-type="float">
            <text:p>46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НЕСТЕРОВСКОЙ , шанец Екатеринославского Наместничествавоскресным дням, а торгуют больше крестьянскими товарами , хлебными и харчевыми припасами.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90" calcext:value-type="float">
            <text:p>7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ЮРЬЕВ ПОЛЬСКИЙ, с 1778 году город Володимерского Наместничества. Жители оного промышляют юфтью , также мелочными товарами и огородными работами.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47" calcext:value-type="float">
            <text:p>64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СПАС на ХОЛМУ, село Тверского Наместничества в Бежецком уезде. Здесь бывает годовая ярмарка , на коей торгуют хлебом, скотом, кожами и салом.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7" calcext:value-type="float">
            <text:p>2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КИШЕНЬКА, местечко того же Наместничества и уезду. В нем по воскресеньям каждонедельно бывает торг, на коем продают хлеб и деревянную посуду.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4" calcext:value-type="float">
            <text:p>38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ЛИСКОЙ , волок , что на Синге, в Вологодском уезде. Здесь бывает в году две ярмарки ; на оных торгуют Вологодские купцы мелочными товарами.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24" calcext:value-type="float">
            <text:p>5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ЕРНОВ, город Рижского Наместничества. В оном бывает годовая ярмарка , спустя три недели после Иванова дня , и продолжается четыре недели.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23" calcext:value-type="float">
            <text:p>22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ЕСКЕ, село Тверского Наместничества в Бежецком уезде. Здесь бывает годовая ярмарка; съезжаются на оную купцы с мелочным лавочным товаром.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ГОРБАТОВ, город Нижегородского Наместничества. В нем каждонедельно бывает по середам торг , на которой привозят крестьяне хлеб и пеньку.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2" calcext:value-type="float">
            <text:p>61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СВИАЖСК, с 1781 году город Казанского Наместничества. Здесь бывает ярмарка, и торгуют на оной мелочными товарами и съестными припасами.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БЕЛОЙ, город Смоленского Наместничества. В оном бывают в году две ярмарки; но собирается на оные токмо крестьянство с их издельями.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1" calcext:value-type="float">
            <text:p>44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МОЛОКОВО , село Тверского Наместничества в Бежецком уезде. Здесь бывает годовая ярмарка ; торгуют хлебом , скотом, кожами и салом.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КРЕМЕНЧУГ, город того же Наместничества. В оном сверх обыкновенных торгов бывает в году три ярмарки, продолжающияся по три же дни.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ЛОПОТОВ, монастырь в Вологодском уезде. Здесь бывает однажды в год ярмарка ; Вологодские купцы торгуют на оной мелочными товарами.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ЕГОРЬЕВСКОЕ ЗАДНЕЕ , село Вологодского Наместничества по Кубенеокму заозерью. В воскресные дни бывают здесь еженедельные торги.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30" calcext:value-type="float">
            <text:p>63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СИМ, село Владимерского Наместничества в уезде города Юрьева-Польского. В сем селе бывают ярмарки , и выстроены для того ряды.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ВЕТКА, местечко того же Наместничества в Белицком уезде. Тут бывает одна ярмарка в году, на которой торгуют разными товарами.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6" calcext:value-type="float">
            <text:p>4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МАШЕВ , село Новогородского - Северского Наместничества в Стародубовском уезде. В оном бывают небольшие еженедельные торжки.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КУМЗЕРСКАЯ, волость Вологодского Наместничества и уезду. Здесь бывает годовая ярмарка, но торгуют только мелочными товарами.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40" calcext:value-type="float">
            <text:p>34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КРАСНОЕ , село Костромского Наместничества и уезду. Здесь бывает годовая ярмарка в Лрейцын день, для чего построены и лавки.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ЖУРАВИЧИ , местечко Могилевского Наместничества в Старобыховском уезде. Сюда собираются купцы четыре раза в год на ярмарки.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3" calcext:value-type="float">
            <text:p>6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СОЛЬ-ГАЛИЦКАЯ, с 1778 году город Костромского Наместничества. В оном бывает в году две ярмарки, сверх обыкновенных торгов.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54" calcext:value-type="float">
            <text:p>354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КРОЛЕВЕЦ, город Новогородского - Северского Наместничества. Здесь бывает в году три ярмарки, и одна из них бывает великая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1" calcext:value-type="float">
            <text:p>56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НСК , город Рязанского Наместничества. В нем каждую неделю бывают по пятницам торги, на коих торгуют всякими товарами.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АВРАМИЕВ, монастырь Костромского Наместничества, от города Чухломы в 10 верстах. Здесь бывает ярмарка. Зри Чуxлома город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4" calcext:value-type="float">
            <text:p>67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СЕВСК, с 1778 году город Орловского Наместничества. В оном бывает в году одна ярмарка, исключая обыкновенных торгов.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51" calcext:value-type="float">
            <text:p>75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ЦЫБУЛЕВ , слобода Екатеринославского Наместничества в Елисаветградской Провинции. В оной бывает в году три ярмарки.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БАТУРИН, местечко Новогородского - Северского Наместничества в Нежинском уезде. Здесь бывает в году четыре ярмарки.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6" calcext:value-type="float">
            <text:p>2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КИТАЙ - ГОРОДОК , местечко Екатеринославского Наместничества в Полтавском уезде. В оном бывают в году три ярмарки.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7" calcext:value-type="float">
            <text:p>70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ТУРИНСК, с 1782 году город Тобольского Наместничества. Здесь бывают знатные торговые съезды по вся воскресные дни.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АЛЕКСЕЕВСКАЯ, крепость Екатеринославского Наместничества по Днепровской линии ; в оной бывают в году три ярмарки.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28" calcext:value-type="float">
            <text:p>72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ФАТЕЖ, с 1779 году город Курского Наместничества. В нем торговой день для окольных поселян бывает в Воскресенье.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1" calcext:value-type="float">
            <text:p>50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ОРЕХОВКА, село Московской Губернии в Можайском уъзде. В оном бывает годовая ярмарка в десятую пятяуцу по Пасхе.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64" calcext:value-type="float">
            <text:p>56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СКОВ, главный город Наместничества сего имени. В сем городе бывает в году две ярмарки, да в уезде оного шесть.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6" calcext:value-type="float">
            <text:p>5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ОСТРАМЬЕВО , село Рязанского Наместничества в уезде города Зарайска. В сем селе бывает годовая ярмарка одна.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48" calcext:value-type="float">
            <text:p>74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ЦАРИЧЕНКА , местечко Екатеринославского Наместничества в Полтавском уезде. В оном бывают в году три ярмарки.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БОРА, село в Синбирском Наместничестве, от Синбирска в 60 верстах. В нем бывают всякую неделю знатные торги.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4" calcext:value-type="float">
            <text:p>30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КОБЫЛЯК, местечко Екатеринославского Наместничества в Полтавском уезде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ДЕРКУЛ, слобода Воронежского Наместничества в уезде города Валуек. В оной слободе бывает в году три ярмарки.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6" calcext:value-type="float">
            <text:p>73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ХАЯЧА , местечко Могилевского Наместничества в уезде города Рогачева. В местечке бывает в году две ярмарки.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13" calcext:value-type="float">
            <text:p>6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СВЯТОГОРСКОЙ, монастырь Псковского Наместничества в уезде города Опочек. При нем бывает в году две ярмарки.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8" calcext:value-type="float">
            <text:p>1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ГДОВ, город Псковского Наместничества. Здесь бывает в году одна ярмарка; торгуют лавочным мелочным товаром.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7" calcext:value-type="float">
            <text:p>42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МИЛОСЛАВИЧИ, местечко Могилевского Наместничества в Климовицком уезде. В оном бывает одна годовая ярмарка.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0" calcext:value-type="float">
            <text:p>48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ОБЕР - ПАЛЕН, Дворянская мыза Рижского Наместничества в Дерптском уезде. Здесь бывает одна в году ярмарка.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62" calcext:value-type="float">
            <text:p>56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ПОЙСК, местечко Могилевского Наместничества. Здесь бывают кроме обыкновенных торгов две ярмарки в году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8" calcext:value-type="float">
            <text:p>4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МАЯЧКА, местечко Екатеринославского Наместничества в Полтавском уезде. В оном бывает одна в году ярмарка.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БЕЛИКИ , местечко Екатеринославского Наместничества в Полтавском уезде. В оном бывает в году три ярмарки.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КРАСНОПОЛЬ , местечко Могилевского Наместничества в Чериковском уезде. Здесь бывают четыре ярмарки в год.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ВЕЙДЕЛЕВКА, слобода Воронежского Наместничества в уезде города Валуек. В оной бывает в году три ярмарки.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БЕЛОКУРИНА, слобода Воронежского Наместничества в уезде города Валуек. В оной бывает в году две ярмарки.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0" calcext:value-type="float">
            <text:p>33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КОСТЮКОВИЧИ, местечко Могилевского Наместничества в Климовицком уезде. Здесь бывают две ярмарки в году.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16" calcext:value-type="float">
            <text:p>7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УРАЗОВА , слобода Воронежского Наместничества в уезде города Валуек. В оной бывает в году семь ярмарок.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3" calcext:value-type="float">
            <text:p>41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МАСЛОВИЧИ, местечко Могилевского Наместничества в Мстиславском уезде. Здесь бывает одна ярмарка в году.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0" calcext:value-type="float">
            <text:p>2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КАЛИБЕРДА, или КЕЛЕБЕРДА, местечко Екатеринославского Наместничества. В оном бывают в году три ярмарки.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ГОРОДНЯ , местечко Могилевского Наместничества в Рогачевском уезде. Здесь бывает в году девять ярмарок.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ЛЮБАВИЧИ, местечко Могилевского Наместничества в Бабиновецком уезде. В нем бывает одна в году ярмарка.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ЛАЗОВИЦА, местечко Могилевского Наместничества в Климовицком уезде. В оном бывает одна ярмарка в году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2" calcext:value-type="float">
            <text:p>54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ОГРОМЦА, слобода Воронежского Наместничества в уезде города Валуек. Здесь бывает в году пять ярмарок.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79" calcext:value-type="float">
            <text:p>6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ТАТАРСК, местечко Могилевского Наместничества в Мстиславском уезде. В оном бывает одна в году ярмарка.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53" calcext:value-type="float">
            <text:p>65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СТАВРОПОЛЬ, с 1780 году город Синбирского Наместничества. В оном бывает один базарной день во вторник.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4" calcext:value-type="float">
            <text:p>2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ИЗМАЙЛОВО , село Нижегородского Наместничества в Арсамазском уезде. В оном бывает одна в г Ду ярмарка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АНТОНОВКА, местечко Могилевского Наместничества в Рогачевском уезде; здесь бывает в году три ярмарки.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8" calcext:value-type="float">
            <text:p>64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СПАС в ЯМЩИКАХ, село Вологодского Наместничества в Авнежской волости. В нем торг бывает по вторникам.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БОГАТЫЙ, город Курского Наместничества. В нем бывают каждую неделю по понедельникам и пятницам торги.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АДОВАТОВО, село Нижегородского Наместничества в Арзамаском уезде ; в оном бывает одна в году ярмарка.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ВЕТКА, местечко Могилевского Наместничества в уезде города Рогачева. Здесь бывает в году три ярмарки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5" calcext:value-type="float">
            <text:p>7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ШАМОВО, местечко Могилевского Наместничества в Мстиславском уезде. В нем бывает одна ярмарка в году.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ДАЙМИНО, или ДАЙМИК, село Курского Наместничества в Щигровской округе; в нем бывают знатные ярмарки.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7" calcext:value-type="float">
            <text:p>2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КАДИН, местечко Могилевского Наместничества в Мстиславском уезде. В оном бывает одна ярмарка в году.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59" calcext:value-type="float">
            <text:p>35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КУБЕНСКОЕ, село Вологодского Наместничества и уезду. Здесь бывает торг еженедель ной по че цвергам.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ВОРОНЕЖ, местечко Черниговского Наместничества в Нежинском уезде. Здесь бывает в году три ярмарки.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76" calcext:value-type="float">
            <text:p>47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НОСОВИЧИ, местечко Могилевского Наместничества в Белицком уезде. В нем бывает в год шесть ярмарок.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85" calcext:value-type="float">
            <text:p>78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ШУМЯЧИ, местечко Могилевского Наместничества в Климовицком уезде. Здесь бывают две ярмарки в году.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76" calcext:value-type="float">
            <text:p>77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ШАРАПАВО, село Нижегородского Наместничества в Арзамаском уезде. Здесь бывает одна в году ярмарка.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3" calcext:value-type="float">
            <text:p>28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КЕМАРЫ, село Нижегородского Наместничества в Арсамазском уезде. Здесь бывает одна в году ярмарка.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БОБРОВИЦА , местечко Киевского Наместничества и уезду. В оном местечке бывает в году две ярмарки.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АРЗАМАС, город Нижегородского Наместничества. Здесь обыкновенно бывает торговых в неделе два Дни.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08" calcext:value-type="float">
            <text:p>50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ОСТРОВНЯ , местечко Могилевского Наместничества в Сенном уезде. Здесь бывает одна ярмарка в году.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ГОРКИ, местечко Могилевского Наместничества в Оршанском уезде. Здесь бывают в году две ярмарки.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77" calcext:value-type="float">
            <text:p>4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НОСОВКА , местечко Киевского Наместничества и уезду. В оном местечке бывает в году три ярмарки.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33" calcext:value-type="float">
            <text:p>73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ХАЛЧЬ, местечко Могилевского Наместничества в Белицком уезде. В нем бывает одна ярмарка в году.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ГОМЕЛЬ, местечко Могилевского Наместничества в Белицком уезде. Здесь бывает две ярмарки в году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2" calcext:value-type="float">
            <text:p>67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СУХАРИ, местечко Могилевского Наместничества в Чауской округе. Тут бывает одна в году ярмарка.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32" calcext:value-type="float">
            <text:p>53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ЕТРОПАВЛОВСКОЙ , шанец Екатеринославского Наместничества. В оном бывает в год четыре ярмарки.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ЛЯДЫ, местечко Могилевского Наместничества в Оршанском уезде. Здесь бывает в году две ярмарки.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" calcext:value-type="float">
            <text:p>23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ЗАМОШЬЕ, село Вологодского Наместничества. Здесь всенедельно по Воскресным дням бывают торжки.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КОЗЛОВСКАЯ , крепость Екатеринославского Наместничества. В оной бывает в году четыре ярмарки.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71" calcext:value-type="float">
            <text:p>47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НОВОЙ МИРГОРОД, город Екатеринославского Наместничества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БОГОЯВЛЕНСКАЯ , крепость Екатеринославского Наместничества. В оной бывает в году три ярмарки.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БЕЗГИНОВКА , местечко в Екатеринославском Наместничестве. В оном бывает в году шесть ярмарок.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ЕЛИСАВЕТЪ-ГРАД, город Екатеринославского Наместничества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58" calcext:value-type="float">
            <text:p>75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ЧЕРДЫНЬ, с 1781 году город Пермского Наместничества. В сем городе бывает в году одна ярмарка.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ГОМЛЯ, местечко того же Наместничества в Рогачевском уезде. Здесь бывает в году три ярмарки.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ПЕТРОВСКАЯ , крепость Екатеринославского Наместничества. В оной бывает в году шесть ярмарок.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АЛАТЫРЬ, город Синбирского Наместничества. В уезде сего города бывает годовых семь ярмарок.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2" calcext:value-type="float">
            <text:p>3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КРАСНОКАМЕНСКОЙ, шанец Екатеринославского Наместничества. В оном бывает в году три ярмарки.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84" calcext:value-type="float">
            <text:p>7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ШУЛГИНСК , местечко Екатеринославского Наместничества. В оном бывают в году четыре ярмарки.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ДМИТРОВСКАЯ, крепость Екатеринославского Наместничества. В оной бывает в году три ярмарки.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52" calcext:value-type="float">
            <text:p>45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МУРАТОВА, слобода в Екатеринославском Наместничестве. В оной бывает в году четыре ярмарки.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18" calcext:value-type="float">
            <text:p>51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ЕРЕВОЛОЧНА, местечко Екатеринославского Наместничества. В оном бывает в году две ярмарки.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7" calcext:value-type="float">
            <text:p>34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КРЕМЕННОЙ , шанец Екатеринославского Наместничества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42" calcext:value-type="float">
            <text:p>74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ХОПЕРСК, с 1780 году город Саратовского Наместничества. В оном еженедельной бывает торг.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2" calcext:value-type="float">
            <text:p>6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САМБОРСКОЙ, шанец Екатеринославского Наместничества. В оном бываете в году три ярмарки.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МАЛОЙ АРХАНГЕЛЬСК, город Орловского Наместничества. В нем бывает дважды в неделю съезд.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55" calcext:value-type="float">
            <text:p>7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ЧАУСЫ, с 1778 году город Могилевского Наместничества Здесь бывает одна годовая ярмарка.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БОРОВЕНКИ, местечко Екатеринославского Наместничества. В нем бывают в году три ярмарки.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6" calcext:value-type="float">
            <text:p>27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КАРЛОВКА, местечко Екатеринославского Наместничества. В оном бывают в году три ярмарки.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ВЫШНИЙ ВОЛОЧОК, город Тверского Наместничества. В сем городе бывают в году три ярмарки.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37" calcext:value-type="float">
            <text:p>4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МИШУРИН РОГ, шанец Екатеринославского Наместничества. В оном бывает в году три ярмарки.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КРЮКОВ, слобода Екатеринославского Наместничества. В оной бывают в году четыре ярмарки.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БОРЗНА , город Черниговского Наместничества. В оном городе бывает в году три ярмарки.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6" calcext:value-type="float">
            <text:p>44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МОСТКИ, местечко Екатеринославского Наместничества. В оном бывает в году три ярмарки.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ГЛИНСК , слобода Екатеринославского Наместничества. В оной бывает в году три ярмарки.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45" calcext:value-type="float">
            <text:p>7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ХОТЬМЫШСК, с 1780 году город того же Наместничества. В нем бывают в году три ярмарки.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56" calcext:value-type="float">
            <text:p>35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КРЫЛОВ, слобода Екатеринославского НаместничестваВ оной бывает в году девять ярмарок.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42" calcext:value-type="float">
            <text:p>4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МОНАСТЫРЩИНА, местечко Могилевского Наместничества. В нем бывает одна ярмарка в году.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ВЯЗОВНА, село Синбирского Наместничества и уезду. В оном бывает каждую неделю торг, 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ИВАНОВЦЫ, шанец Екатеринославского Наместничества. В оном бывают в году две ярмарки.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99" calcext:value-type="float">
            <text:p>49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ОРЛИК, местечко Екатеринославского Наместничества. В оном бывает в году две ярмарки.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11" calcext:value-type="float">
            <text:p>51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АВЛОГРАД, город Екатеринославского Наместничества. В нем бывают в году три ярмарки.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БАЕВКА, село в Сибири на вершине реки Свиаги; в оном всякое Воскресенье бывает торг.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56" calcext:value-type="float">
            <text:p>4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МЦЕНСК, город Орловского Наместничества. В нем бывают каждую неделю торговые съезды.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32" calcext:value-type="float">
            <text:p>3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КОТЕЛЬНИЧЬ, город Вятского Наместничества. В сем городе бывает одна в году ярмарка.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БЕЛЫНИЧИ, местечко Могилевского Наместничества. Здесь бывают в году четыре ярмарки.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49" calcext:value-type="float">
            <text:p>74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ЦЕВЛЯ, село Г. Сумарокова в уезде города Опочек. Здесь бывает одна в году ярмарка.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79" calcext:value-type="float">
            <text:p>5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РОГАЧЕВ, город Могилевского Наместничества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5" calcext:value-type="float">
            <text:p>49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ОПОЧКА, город Псковского Наместничества. В сем городе бывает в году три ярмарки.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ДУБРОВНА, местечко Могилевского Наместничества. Здесь бывает в году три ярмарки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41" calcext:value-type="float">
            <text:p>64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СОКОЛ, местечко Полотского Наместничества , в коем бывают в году две ярмарки .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53" calcext:value-type="float">
            <text:p>45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МУРЗЫНКА , шанец того же Наместничества. В оном бывает в году четыре ярмарки.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2" calcext:value-type="float">
            <text:p>1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ГАБЗАЛЬ , город Ревельского Наместничества. В нем бывает одна в году ярмарка.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85" calcext:value-type="float">
            <text:p>3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ЛИХВИН , город Калужского Наместничества. В оном бывает одна годовая ярмарка.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4" calcext:value-type="float">
            <text:p>50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ОСТАШКОВ, город Тверского Наместничества. В нем бывают в году три ярмарки.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24" calcext:value-type="float">
            <text:p>62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СЕРЕВКА, село в уезд города Рогачева. В нем бывает в году четыре ярмарки.</text:p>
          </table:table-cell>
          <table:table-cell/>
        </table:table-row>
        <table:table-row table:style-name="ro1" table:number-rows-repeated="104829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278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10:32:14.398877397</dc:date>
    <meta:document-statistic meta:table-count="1" meta:cell-count="1113" meta:object-count="0"/>
    <meta:generator>LibreOffice/4.2.7.2$Linux_X86_64 LibreOffice_project/420m0$Build-2</meta:generator>
  </office:meta>
</office:document-meta>
</file>